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PropertyDefinition.ClientPropertyDefinition( RemotePropertyDefinition remote , Local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PropertyDefinition.isMultip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PropertyDefinition.getValueConstrai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PropertyDefinition.getDefault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PropertyDefinition.getRequired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